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037278"/>
    </style:style>
    <style:style style:name="P3" style:family="paragraph" style:parent-style-name="Standard">
      <style:text-properties style:font-name="DejaVu Sans" fo:font-weight="bold" style:font-weight-asian="bold" style:font-weight-complex="bold"/>
    </style:style>
    <style:style style:name="P4" style:family="paragraph" style:parent-style-name="Standard">
      <style:text-properties style:font-name="DejaVu Sans" fo:font-weight="bold" officeooo:paragraph-rsid="00037278" style:font-weight-asian="bold" style:font-weight-complex="bold"/>
    </style:style>
    <style:style style:name="P5" style:family="paragraph" style:parent-style-name="Standard">
      <style:text-properties style:font-name="DejaVu Sans" fo:font-weight="bold" officeooo:paragraph-rsid="0003fc08" style:font-weight-asian="bold" style:font-weight-complex="bold"/>
    </style:style>
    <style:style style:name="P6" style:family="paragraph" style:parent-style-name="Standard">
      <style:text-properties style:font-name="DejaVu Sans" fo:font-weight="bold" officeooo:paragraph-rsid="0005d857" style:font-weight-asian="bold" style:font-weight-complex="bold"/>
    </style:style>
    <style:style style:name="P7" style:family="paragraph" style:parent-style-name="Standard">
      <style:text-properties style:font-name="DejaVu Sans" fo:font-weight="bold" officeooo:paragraph-rsid="00093587" style:font-weight-asian="bold" style:font-weight-complex="bold"/>
    </style:style>
    <style:style style:name="P8" style:family="paragraph" style:parent-style-name="Standard">
      <style:text-properties style:font-name="DejaVu Sans" fo:font-weight="bold" officeooo:paragraph-rsid="000d310d" style:font-weight-asian="bold" style:font-weight-complex="bold"/>
    </style:style>
    <style:style style:name="P9" style:family="paragraph" style:parent-style-name="Standard">
      <style:text-properties style:font-name="DejaVu Sans" fo:font-weight="normal" officeooo:paragraph-rsid="00037278" style:font-weight-asian="normal" style:font-weight-complex="normal"/>
    </style:style>
    <style:style style:name="P10" style:family="paragraph" style:parent-style-name="Standard">
      <style:text-properties style:font-name="DejaVu Sans" fo:font-weight="normal" officeooo:rsid="00037278" officeooo:paragraph-rsid="00037278" style:font-weight-asian="normal" style:font-weight-complex="normal"/>
    </style:style>
    <style:style style:name="P11" style:family="paragraph" style:parent-style-name="Standard">
      <style:text-properties style:font-name="DejaVu Sans" fo:font-weight="normal" officeooo:rsid="00037278" officeooo:paragraph-rsid="00093587" style:font-weight-asian="normal" style:font-weight-complex="normal"/>
    </style:style>
    <style:style style:name="P12" style:family="paragraph" style:parent-style-name="Standard">
      <style:text-properties style:font-name="DejaVu Sans" fo:font-weight="normal" officeooo:paragraph-rsid="0003fc08" style:font-weight-asian="normal" style:font-weight-complex="normal"/>
    </style:style>
    <style:style style:name="P13" style:family="paragraph" style:parent-style-name="Standard">
      <style:text-properties style:font-name="DejaVu Sans" fo:font-weight="normal" officeooo:rsid="00093587" officeooo:paragraph-rsid="00093587" style:font-weight-asian="normal" style:font-weight-complex="normal"/>
    </style:style>
    <style:style style:name="P14" style:family="paragraph" style:parent-style-name="Standard">
      <style:text-properties style:font-name="DejaVu Sans" fo:font-weight="normal" officeooo:rsid="00093587" officeooo:paragraph-rsid="000d310d" style:font-weight-asian="normal" style:font-weight-complex="normal"/>
    </style:style>
    <style:style style:name="P15" style:family="paragraph" style:parent-style-name="Standard">
      <style:text-properties style:font-name="DejaVu Sans" fo:font-weight="normal" officeooo:paragraph-rsid="00093587" style:font-weight-asian="normal" style:font-weight-complex="normal"/>
    </style:style>
    <style:style style:name="P16" style:family="paragraph" style:parent-style-name="Standard">
      <style:text-properties style:font-name="DejaVu Sans" officeooo:paragraph-rsid="0003fc08"/>
    </style:style>
    <style:style style:name="P17" style:family="paragraph" style:parent-style-name="Standard">
      <style:text-properties style:font-name="DejaVu Sans" officeooo:paragraph-rsid="00093587"/>
    </style:style>
    <style:style style:name="P18" style:family="paragraph" style:parent-style-name="Standard">
      <style:text-properties fo:color="#00a933" loext:opacity="100%" style:font-name="DejaVu Sans" officeooo:paragraph-rsid="00093587"/>
    </style:style>
    <style:style style:name="P19" style:family="paragraph" style:parent-style-name="Standard">
      <style:text-properties fo:color="#00a933" loext:opacity="100%" style:font-name="DejaVu Sans" fo:font-weight="normal" officeooo:rsid="00037278" officeooo:paragraph-rsid="00093587" style:font-weight-asian="normal" style:font-weight-complex="normal"/>
    </style:style>
    <style:style style:name="P20" style:family="paragraph" style:parent-style-name="Standard">
      <style:text-properties fo:color="#00a933" loext:opacity="100%" style:font-name="DejaVu Sans" fo:font-weight="normal" officeooo:rsid="00037278" officeooo:paragraph-rsid="000ab60e" style:font-weight-asian="normal" style:font-weight-complex="normal"/>
    </style:style>
    <style:style style:name="P21" style:family="paragraph" style:parent-style-name="Standard">
      <style:text-properties fo:color="#00a933" loext:opacity="100%" style:font-name="DejaVu Sans" fo:font-weight="normal" officeooo:rsid="00093587" officeooo:paragraph-rsid="00093587" style:font-weight-asian="normal" style:font-weight-complex="normal"/>
    </style:style>
    <style:style style:name="P22" style:family="paragraph" style:parent-style-name="Standard">
      <style:text-properties fo:color="#ff0000" loext:opacity="100%" style:font-name="DejaVu Sans" fo:font-weight="normal" officeooo:rsid="00093587" officeooo:paragraph-rsid="0009358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7278"/>
    </style:style>
    <style:style style:name="T3" style:family="text">
      <style:text-properties officeooo:rsid="0003fc08"/>
    </style:style>
    <style:style style:name="T4" style:family="text">
      <style:text-properties fo:font-weight="normal" officeooo:rsid="00037278" style:font-weight-asian="normal" style:font-weight-complex="normal"/>
    </style:style>
    <style:style style:name="T5" style:family="text">
      <style:text-properties fo:font-weight="normal" officeooo:rsid="0003fc08" style:font-weight-asian="normal" style:font-weight-complex="normal"/>
    </style:style>
    <style:style style:name="T6" style:family="text">
      <style:text-properties officeooo:rsid="00093587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093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6.1:</text:p>
      <text:p text:style-name="P1">a) Single request</text:p>
      <text:p text:style-name="P1"/>
      <text:p text:style-name="P1"/>
      <text:p text:style-name="P2"><text:span text:style-name="T1">@ApplicationScoped @ApplicationScoped @Dependent:</text:span></text:p>
      <text:p text:style-name="P17"/>
      <text:p text:style-name="P18">keine probleme aufgetret<text:span text:style-name="T2">t</text:span>en</text:p>
      <text:p text:style-name="P17"><text:span text:style-name="T2">ø</text:span> zugrifszeit: 5ms </text:p>
      <text:p text:style-name="P1"/>
      <text:p text:style-name="P4">@RequestScoped @ApplicationScoped @Dependent:</text:p>
      <text:p text:style-name="P11"/>
      <text:p text:style-name="P19">keine probleme aufgetretten</text:p>
      <text:p text:style-name="P11">erste anfrage (GET) hat ein zugriffszeit von 200ms+, die restliche lieben bei ø 3ms</text:p>
      <text:p text:style-name="P9"/>
      <text:p text:style-name="P3">@ApplicationScop<text:span text:style-name="T2">e</text:span>d @RequestScoped @Dependent:</text:p>
      <text:p text:style-name="P10"/>
      <text:p text:style-name="P22">Fehler</text:p>
      <text:p text:style-name="P10">kunde wird angelegt (post) aber wird nicht gefunden beim nächsten GET. Die Array scheint leer zu sein da die klasse sich neue generiert bei jeder anfrage.</text:p>
      <text:p text:style-name="P3"/>
      <text:p text:style-name="P3"/>
      <text:p text:style-name="P7">@RequestScoped @RequestScoped @Dependent:</text:p>
      <text:p text:style-name="P7"/>
      <text:p text:style-name="P22">Fehler</text:p>
      <text:p text:style-name="P7"><text:span text:style-name="T4">kunde wird angelegt (post) aber wird nicht gefunden beim nächsten GET. Die Array scheint leer zu sein da die klasse sich neue generiert bei jeder anfrage.</text:span></text:p>
      <text:p text:style-name="P5"><text:span text:style-name="T4"/></text:p>
      <text:p text:style-name="P5"><text:span text:style-name="T4"/></text:p>
      <text:p text:style-name="P5"><text:span text:style-name="T5">b</text:span><text:span text:style-name="T4">) </text:span><text:span text:style-name="T5">Multiple</text:span><text:span text:style-name="T4"> request</text:span><text:span text:style-name="T5">s</text:span></text:p>
      <text:p text:style-name="P5"><text:span text:style-name="T5"/></text:p>
      <text:p text:style-name="P16"><text:span text:style-name="T1">@ApplicationScoped @ApplicationScoped @Dependent:</text:span></text:p>
      <text:p text:style-name="P13"><text:span text:style-name="T7">Server Fehler</text:span>, java.util.concurrent.RejectedExecutionException </text:p>
      <text:p text:style-name="P16"/>
      <text:p text:style-name="P16"/>
      <text:p text:style-name="P5">@RequestScoped @ApplicationScoped @Dependent:</text:p>
      <text:p text:style-name="P13"><text:span text:style-name="T7">Server Fehler</text:span>, java.util.concurrent.RejectedExecutionException </text:p>
      <text:p text:style-name="P12"/>
      <text:p text:style-name="P5">@ApplicationScop<text:span text:style-name="T2">e</text:span>d @RequestScoped @Dependent </text:p>
      <text:p text:style-name="P13"><text:span text:style-name="T7">Server Fehler</text:span>, java.util.concurrent.RejectedExecutionException </text:p>
      <text:p text:style-name="P5"/>
      <text:p text:style-name="P5"/>
      <text:p text:style-name="P6"><text:span text:style-name="T3">@RequestScoped @RequestScoped @Dependent</text:span><text:span text:style-name="T2">erste:</text:span></text:p>
      <text:p text:style-name="P6"/>
      <text:p text:style-name="P21">keine probleme aufgetretten</text:p>
      <text:p text:style-name="P6"><text:span text:style-name="T4">anfrage (GET) hat ein zugriffszeit von </text:span><text:span text:style-name="T5">200ms+</text:span><text:span text:style-name="T4">, kunde wird angelegt (post) aber wird nicht gefunden beim nächsten GET. Die Array scheint leer zu sein da die klasse sich neue generiert bei jeder anfrage.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text:span text:style-name="T4"/></text:p>
      <text:p text:style-name="P6"><text:span text:style-name="T4"/></text:p>
      <text:p text:style-name="P17">Aufgabe 6.<text:span text:style-name="T6">2</text:span>:</text:p>
      <text:p text:style-name="P17">a) Single request</text:p>
      <text:p text:style-name="P17"/>
      <text:p text:style-name="P17"/>
      <text:p text:style-name="P17"><text:span text:style-name="T1">@ApplicationScoped @ApplicationScoped @Dependent:</text:span></text:p>
      <text:p text:style-name="P17"/>
      <text:p text:style-name="P18">keine probleme aufgetret<text:span text:style-name="T2">t</text:span>en</text:p>
      <text:p text:style-name="P17"><text:s/></text:p>
      <text:p text:style-name="P17"/>
      <text:p text:style-name="P7">@RequestScoped @ApplicationScoped @Dependent:</text:p>
      <text:p text:style-name="P11"/>
      <text:p text:style-name="P19">keine probleme aufgetretten</text:p>
      <text:p text:style-name="P11"/>
      <text:p text:style-name="P15"/>
      <text:p text:style-name="P7">@ApplicationScop<text:span text:style-name="T2">e</text:span>d @RequestScoped @Dependent:</text:p>
      <text:p text:style-name="P11"/>
      <text:p text:style-name="P20">keine probleme aufgetretten</text:p>
      <text:p text:style-name="P7"/>
      <text:p text:style-name="P7"/>
      <text:p text:style-name="P7">@RequestScoped @RequestScoped @Dependent:</text:p>
      <text:p text:style-name="P7"/>
      <text:p text:style-name="P20"><text:span text:style-name="T6">keine probleme aufgetretten</text:span></text:p>
      <text:p text:style-name="P7"><text:span text:style-name="T4"/></text:p>
      <text:p text:style-name="P7"><text:span text:style-name="T5">b</text:span><text:span text:style-name="T4">) </text:span><text:span text:style-name="T5">Multiple</text:span><text:span text:style-name="T4"> request</text:span><text:span text:style-name="T5">s</text:span></text:p>
      <text:p text:style-name="P7"><text:span text:style-name="T5"/></text:p>
      <text:p text:style-name="P17"><text:span text:style-name="T1">@ApplicationScoped @ApplicationScoped @Dependent:</text:span></text:p>
      <text:p text:style-name="P13"><text:span text:style-name="T7">Server Fehler</text:span>, Batch update returned unexpected row count from update [0]; actual row count: 0; expected: 1; statement executed: delete from Kunde where id=?</text:p>
      <text:p text:style-name="P17"/>
      <text:p text:style-name="P17"/>
      <text:p text:style-name="P7">@RequestScoped @ApplicationScoped @Dependent:</text:p>
      <text:p text:style-name="P14"><text:span text:style-name="T7">Server Fehler</text:span>, Batch update returned unexpected row count from update [0]; actual row count: 0; expected: 1; statement executed: delete from Kunde where id=?</text:p>
      <text:p text:style-name="P15"/>
      <text:p text:style-name="P7">@ApplicationScop<text:span text:style-name="T2">e</text:span>d @RequestScoped @Dependent </text:p>
      <text:p text:style-name="P13"><text:span text:style-name="T7">Server Fehler</text:span>, Batch update returned unexpected row count from update [0]; actual row count: 0; expected: 1; statement executed: delete from Kunde where id=?</text:p>
      <text:p text:style-name="P7"/>
      <text:p text:style-name="P7"/>
      <text:p text:style-name="P7"><text:span text:style-name="T3">@RequestScoped @RequestScoped @Dependent</text:span><text:span text:style-name="T2">erste:</text:span></text:p>
      <text:p text:style-name="P14"><text:span text:style-name="T7">Server Fehler</text:span>, Batch update returned unexpected row count from update [0]; actual row count: 0; expected: 1; statement executed: delete from Kunde where id=?</text:p>
      <text:p text:style-name="P8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byssinica SIL" svg:font-family="'Abyssinica SIL'" style:font-pitch="variable"/>
    <style:font-face style:name="Chilanka" svg:font-family="Chilanka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20:30:54.524449148</meta:creation-date>
    <dc:date>2021-12-03T21:56:08.909351904</dc:date>
    <meta:editing-duration>PT3M33S</meta:editing-duration>
    <meta:editing-cycles>1</meta:editing-cycles>
    <meta:document-statistic meta:table-count="0" meta:image-count="0" meta:object-count="0" meta:page-count="3" meta:paragraph-count="44" meta:word-count="294" meta:character-count="2458" meta:non-whitespace-character-count="2200"/>
    <meta:generator>LibreOffice/7.1.7.2$Linux_X86_64 LibreOffice_project/10$Build-2</meta:generator>
  </office:meta>
</office:document-meta>
</file>